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3CDOMStreamReader.getChild( Node parent , int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3CDOMStreamReader.getTex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3CDOMStreamReader.getContent( Node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3CDOMStreamReader.getPI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getNamespac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getAttribut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getAttributeNamespac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getChil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getPI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getLocal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3CDOMStreamReader.getAttributeLocalNam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3CDOMStreamReader.getChildFrame( int current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isAttributeSpecified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getAttributeValu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getTex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getText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get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getAttributePrefix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getElement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3CDOMStreamReader.getNamespaceURI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getAttributeValue( String ns , String loc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3CDOMStreamReader.getAttributeName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3CDOMStreamReader.moveToChild( int currentChil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3CDOMStreamReader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3CDOMStreamReader.getAttributeTyp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getNamespacePrefix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getNamespaceURI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3CDOMStreamReader.getPref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3CDOMStreamReader.getLocalName( Attr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3CDOMStreamReader.getCurren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3CDOMStreamReader.newFrame( ElementFrame fr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W3CDOMStreamReader.W3CDOMStreamReader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3CDOMStreamReader.getAttribu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